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174473521707013E9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OpenSymbol1" svg:font-family="OpenSymbol, 'Arial Unicode M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FreeSans1" svg:font-family="FreeSans" style:font-family-generic="swiss" style:font-pitch="variable"/>
    <style:font-face style:name="Times New Roman3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padding-top="0.55cm" fo:padding-bottom="0.55cm" fo:padding-left="0.55cm" fo:padding-right="0.55cm"/>
    </style:style>
    <style:style style:name="gr4" style:family="graphic" style:parent-style-name="standard">
      <style:graphic-properties svg:stroke-width="0.2cm" svg:stroke-color="#ffffff" draw:marker-start-width="0.65cm" draw:marker-end-width="0.65cm" draw:fill-color="#404040" draw:textarea-horizontal-align="center" draw:textarea-vertical-align="middle" draw:auto-grow-height="false" fo:padding-top="0cm" fo:padding-bottom="0cm" fo:padding-left="0cm" fo:padding-right="0cm"/>
    </style:style>
    <style:style style:name="gr5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6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padding-top="0.25cm" fo:padding-bottom="0.25cm" fo:padding-left="0.25cm" fo:padding-right="0.25cm"/>
    </style:style>
    <style:style style:name="gr7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8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fffff" draw:marker-start-width="0.65cm" draw:marker-end-width="0.65cm" draw:fill-color="#b62118" draw:textarea-horizontal-align="justify" draw:textarea-vertical-align="middle" draw:auto-grow-height="false" fo:padding-top="0.25cm" fo:padding-bottom="0.25cm" fo:padding-left="0.25cm" fo:padding-right="0.25cm"/>
    </style:style>
    <style:style style:name="gr12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padding-top="0.25cm" fo:padding-bottom="0.25cm" fo:padding-left="0.25cm" fo:padding-right="0.25cm"/>
    </style:style>
    <style:style style:name="gr13" style:family="graphic" style:parent-style-name="objectwithoutfill">
      <style:graphic-properties svg:stroke-width="0.2cm" svg:stroke-color="#ffffff" draw:marker-start="Circle" draw:marker-start-width="0.8cm" draw:marker-start-center="true" draw:marker-end="Circle" draw:marker-end-width="0.8cm" draw:marker-end-center="true" draw:fill="none" fo:padding-top="0.1cm" fo:padding-bottom="0.1cm" fo:padding-left="0.1cm" fo:padding-right="0.1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fo:padding-left="0.5cm"/>
    </style:style>
    <style:style style:name="gr16" style:family="graphic" style:parent-style-name="objectwithoutfill">
      <style:graphic-properties svg:stroke-width="0.2cm" draw:marker-start-width="0.8cm" draw:marker-end="Arrow_20_concave" draw:marker-end-width="0.7cm" draw:fill="none" fo:padding-top="0.1cm" fo:padding-bottom="0.1cm" fo:padding-left="0.1cm" fo:padding-right="0.1cm"/>
    </style:style>
    <style:style style:name="gr17" style:family="graphic" style:parent-style-name="objectwithoutfill">
      <style:graphic-properties svg:stroke-width="0.2cm" draw:marker-start-width="0.8cm" draw:marker-end-width="0.8cm" draw:fill="none" fo:padding-top="0.1cm" fo:padding-bottom="0.1cm" fo:padding-left="0.1cm" fo:padding-right="0.1cm"/>
    </style:style>
    <style:style style:name="gr18" style:family="graphic" style:parent-style-name="standard">
      <style:graphic-properties svg:stroke-width="0.2cm" draw:marker-start-width="0.65cm" draw:marker-end-width="0.65cm" draw:fill-color="#f36838" draw:textarea-horizontal-align="justify" draw:textarea-vertical-align="middle" draw:auto-grow-height="false" fo:padding-top="0.25cm" fo:padding-bottom="0.25cm" fo:padding-left="0.25cm" fo:padding-right="0.25cm"/>
    </style:style>
    <style:style style:name="gr19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padding-top="0.25cm" fo:padding-bottom="0.25cm" fo:padding-left="0.25cm" fo:padding-right="0.25cm"/>
    </style:style>
    <style:style style:name="gr20" style:family="graphic" style:parent-style-name="objectwithoutfill">
      <style:graphic-properties svg:stroke-width="0.2cm" draw:marker-start-width="0.8cm" draw:marker-end="Arrow" draw:marker-end-width="0.7cm" draw:fill="none" fo:padding-top="0.1cm" fo:padding-bottom="0.1cm" fo:padding-left="0.1cm" fo:padding-right="0.1cm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padding-top="0.25cm" fo:padding-bottom="0.25cm" fo:padding-left="0.25cm" fo:padding-right="0.25cm"/>
    </style:style>
    <style:style style:name="gr22" style:family="graphic" style:parent-style-name="objectwithoutfill">
      <style:graphic-properties svg:stroke-width="0.2cm" draw:marker-start-width="0.8cm" draw:marker-end="Arrow" draw:marker-end-width="0.8cm" draw:fill="none" fo:padding-top="0.1cm" fo:padding-bottom="0.1cm" fo:padding-left="0.1cm" fo:padding-right="0.1cm"/>
    </style:style>
    <style:style style:name="gr23" style:family="graphic" style:parent-style-name="objectwithoutfill">
      <style:graphic-properties svg:stroke-width="0.2cm" draw:marker-start="Arrow_20_concave" draw:marker-start-width="0.7cm" draw:marker-end-width="0.8cm" draw:fill="none" fo:padding-top="0.1cm" fo:padding-bottom="0.1cm" fo:padding-left="0.1cm" fo:padding-right="0.1cm"/>
    </style:style>
    <style:style style:name="gr24" style:family="graphic" style:parent-style-name="standard">
      <style:graphic-properties draw:stroke="none" svg:stroke-color="#000000" draw:fill="none" draw:fill-color="#ffffff" draw:textarea-vertical-align="bottom" draw:auto-grow-height="false" draw:auto-grow-width="fals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textarea-vertical-align="top" draw:auto-grow-height="false" draw:auto-grow-width="false" fo:max-height="0cm" fo:min-height="0cm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28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padding-top="0.25cm" fo:padding-bottom="0.25cm" fo:padding-left="0.25cm" fo:padding-right="0.25cm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padding-top="0.25cm" fo:padding-bottom="0.25cm" fo:padding-left="0.25cm" fo:padding-right="0.25cm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95b241" draw:textarea-horizontal-align="justify" draw:textarea-vertical-align="middle" draw:auto-grow-height="false" fo:padding-top="0.25cm" fo:padding-bottom="0.25cm" fo:padding-left="0.25cm" fo:padding-right="0.25cm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padding-top="0.25cm" fo:padding-bottom="0.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4.189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draw:auto-grow-height="true" fo:min-height="2.5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subtitle">
      <style:graphic-properties draw:fill-color="#ffffff" fo:min-height="15.001cm"/>
    </style:style>
    <style:style style:name="pr10" style:family="presentation" style:parent-style-name="Default-subtitle" style:list-style-name="L5">
      <style:graphic-properties draw:fill-color="#ffffff" fo:min-height="15.001cm"/>
    </style:style>
    <style:style style:name="pr11" style:family="presentation" style:parent-style-name="Default-title">
      <style:graphic-properties fo:min-height="7.5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fo:min-height="15.001cm" fo:padding-top="0.5cm" fo:padding-bottom="0.6cm" fo:padding-left="0.5cm" fo:padding-right="0.6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fo:min-height="15.001cm" fo:padding-top="0.5cm" fo:padding-bottom="0.1cm" fo:padding-left="0.5cm" fo:padding-right="0.1cm"/>
    </style:style>
    <style:style style:name="pr14" style:family="presentation" style:parent-style-name="Default-subtitle" style:list-style-name="L5">
      <style:graphic-properties draw:fill-color="#ffffff" fo:min-height="15.001cm"/>
    </style:style>
    <style:style style:name="pr15" style:family="presentation" style:parent-style-name="Default-outline1">
      <style:graphic-properties draw:fill="solid" draw:fill-color="#c4c4c4" draw:fit-to-size="false" fo:min-height="15.001cm" fo:padding-top="0.5cm" fo:padding-bottom="0.1cm" fo:padding-left="0.5cm" fo:padding-right="0.1cm"/>
    </style:style>
    <style:style style:name="pr16" style:family="presentation" style:parent-style-name="Default-notes">
      <style:graphic-properties draw:fill-color="#ffffff" fo:min-height="13.364cm"/>
    </style:style>
    <style:style style:name="pr17" style:family="presentation" style:parent-style-name="Default-outline1">
      <style:graphic-properties draw:fill="solid" draw:fill-color="#ffffff" fo:min-height="15.001cm"/>
    </style:style>
    <style:style style:name="pr18" style:family="presentation" style:parent-style-name="True_25_20Blue_25_20Presentation-title">
      <style:graphic-properties draw:auto-grow-height="true" fo:min-height="7.5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1cm"/>
    </style:style>
    <style:style style:name="P5" style:family="paragraph">
      <loext:graphic-properties draw:fill="solid" draw:fill-color="#c4c4c4"/>
      <style:paragraph-properties fo:margin-top="0cm" fo:margin-bottom="0.1cm"/>
      <style:text-properties style:font-name="Courier New1" fo:font-size="18pt" style:font-size-asian="18pt" style:font-size-complex="18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style:paragraph-properties fo:text-align="start"/>
    </style:style>
    <style:style style:name="P11" style:family="paragraph">
      <style:paragraph-properties fo:margin-left="0.5cm" fo:margin-right="0cm" fo:text-align="start" fo:text-indent="0cm"/>
    </style:style>
    <style:style style:name="P12" style:family="paragraph">
      <loext:graphic-properties draw:fill-color="#c4c4c4"/>
      <style:paragraph-properties fo:text-align="start"/>
      <style:text-properties fo:font-size="24pt"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404040"/>
      <style:paragraph-properties fo:text-align="center"/>
      <style:text-properties fo:font-size="24pt" fo:font-weight="normal" style:font-weight-asian="bold" style:font-weight-complex="bold"/>
    </style:style>
    <style:style style:name="P15" style:family="paragraph">
      <loext:graphic-properties draw:fill-color="#95b241"/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-color="#34a3c5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-color="#502da2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3b70ee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20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ffff"/>
      <style:text-properties fo:font-size="12pt"/>
    </style:style>
    <style:style style:name="P24" style:family="paragraph">
      <style:paragraph-properties fo:text-align="start"/>
      <style:text-properties fo:hyphenate="true"/>
    </style:style>
    <style:style style:name="P25" style:family="paragraph">
      <loext:graphic-properties draw:fill="none" draw:fill-color="#ffffff"/>
      <style:paragraph-properties fo:text-align="start"/>
      <style:text-properties fo:hyphenate="true"/>
    </style:style>
    <style:style style:name="P26" style:family="paragraph">
      <loext:graphic-properties draw:fill-color="#f36838"/>
      <style:paragraph-properties fo:text-align="center"/>
    </style:style>
    <style:style style:name="P27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34a3c5"/>
      <style:paragraph-properties fo:text-align="center"/>
    </style:style>
    <style:style style:name="P29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-color="#3b70ee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font-size="24pt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-color="#ffffff"/>
      <style:paragraph-properties fo:text-align="start"/>
      <style:text-properties fo:font-size="48pt"/>
    </style:style>
    <style:style style:name="P34" style:family="paragraph">
      <style:paragraph-properties fo:margin-top="0cm" fo:margin-bottom="0.1cm" fo:line-height="100%">
        <style:tab-stops/>
      </style:paragraph-properties>
    </style:style>
    <style:style style:name="P35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1" fo:font-size="18pt" style:font-size-asian="18pt" style:font-size-complex="18pt"/>
    </style:style>
    <style:style style:name="P36" style:family="paragraph">
      <loext:graphic-properties draw:fill="solid" draw:fill-color="#c4c4c4"/>
      <style:paragraph-properties fo:margin-top="0cm" fo:margin-bottom="0.1cm"/>
      <style:text-properties style:font-name="Courier New1" fo:font-size="15pt" style:font-size-asian="15pt" style:font-size-complex="15pt"/>
    </style:style>
    <style:style style:name="P37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/>
      <style:paragraph-properties fo:text-align="center"/>
      <style:text-properties style:font-name="Arial2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loext:graphic-properties draw:fill-color="#ffffff"/>
      <style:paragraph-properties fo:margin-left="0cm" fo:margin-right="0cm" fo:text-align="start" fo:text-indent="0cm"/>
    </style:style>
    <style:style style:name="P42" style:family="paragraph">
      <loext:graphic-properties draw:fill-color="#c4c4c4"/>
      <style:paragraph-properties fo:text-align="center"/>
      <style:text-properties fo:font-size="18pt" style:font-size-asian="18pt" style:font-size-complex="18pt"/>
    </style:style>
    <style:style style:name="P43" style:family="paragraph">
      <loext:graphic-properties draw:fill="none"/>
      <style:text-properties style:font-name="Arial2" fo:font-weight="normal" style:font-weight-asian="normal" style:font-weight-complex="normal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loext:graphic-properties draw:fill="solid" draw:fill-color="#ffffff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1" fo:font-size="18pt" style:font-size-asian="18pt" style:font-size-complex="18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/>
    </style:style>
    <style:style style:name="T14" style:family="text">
      <style:text-properties fo:font-size="48pt"/>
    </style:style>
    <style:style style:name="T1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1" fo:font-size="15pt" style:font-size-asian="15pt" style:font-size-complex="15pt"/>
    </style:style>
    <style:style style:name="T18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Courier New1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color="#b62118" fo:font-weight="bold" style:font-weight-asian="bold" style:font-weight-complex="bold"/>
    </style:style>
    <style:style style:name="T21" style:family="text">
      <style:text-properties style:font-name="Arial2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Error Handling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6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ocus of Lecture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Catching the Common Bu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Example of Poor Error Handling Code [1]</text:p>
          </draw:text-box>
        </draw:frame>
        <draw:frame presentation:style-name="pr7" draw:layer="layout" svg:width="27cm" svg:height="15cm" svg:x="0.5cm" svg:y="3cm" presentation:class="outline" presentation:placeholder="true">
          <draw:text-box/>
        </draw:frame>
        <draw:frame presentation:style-name="pr8" draw:text-style-name="P5" draw:layer="layout" svg:width="27cm" svg:height="16cm" svg:x="0.5cm" svg:y="3cm" presentation:class="outline" presentation:user-transformed="true">
          <draw:text-box>
            <text:p text:style-name="P4"><text:span text:style-name="T5">public int readInt(File f, Buffer b) throws ParseException {</text:span></text:p>
            <text:p text:style-name="P4"><text:span text:style-name="T5"><text:s text:c="2"/></text:span><text:span text:style-name="T5">int result = 0;</text:span></text:p>
            <text:p text:style-name="P4"><text:span text:style-name="T5"><text:s text:c="2"/></text:span><text:span text:style-name="T5">try {</text:span></text:p>
            <text:p text:style-name="P4"><text:span text:style-name="T5"><text:s text:c="4"/></text:span><text:span text:style-name="T5">FileInputStream fis = new FileInputStream(f);</text:span></text:p>
            <text:p text:style-name="P4"><text:span text:style-name="T5"><text:s text:c="4"/></text:span><text:span text:style-name="T5">fis.read(b);</text:span></text:p>
            <text:p text:style-name="P4"><text:span text:style-name="T5"><text:s text:c="4"/></text:span><text:span text:style-name="T5">result = Integer.parse(b.toString());</text:span></text:p>
            <text:p text:style-name="P4"><text:span text:style-name="T5"><text:s text:c="2"/></text:span><text:span text:style-name="T5">} catch (Exception ex) {</text:span></text:p>
            <text:p text:style-name="P4"><text:span text:style-name="T5"><text:s text:c="4"/></text:span><text:span text:style-name="T5">// do nothing</text:span></text:p>
            <text:p text:style-name="P4"><text:span text:style-name="T5"><text:s text:c="2"/></text:span><text:span text:style-name="T5">}</text:span></text:p>
            <text:p text:style-name="P4"><text:span text:style-name="T5"/></text:p>
            <text:p text:style-name="P4"><text:span text:style-name="T5"><text:s text:c="2"/></text:span><text:span text:style-name="T5">if (result == 0) {</text:span></text:p>
            <text:p text:style-name="P4"><text:span text:style-name="T5"><text:s text:c="4"/></text:span><text:span text:style-name="T5">// there should never be “0” in file</text:span></text:p>
            <text:p text:style-name="P4"><text:span text:style-name="T5"><text:s text:c="4"/></text:span><text:span text:style-name="T5">System.out.println(“something went wrong!”);</text:span></text:p>
            <text:p text:style-name="P4"><text:span text:style-name="T5"><text:s text:c="4"/></text:span><text:span text:style-name="T5">return -1;</text:span></text:p>
            <text:p text:style-name="P4"><text:span text:style-name="T5"><text:s text:c="2"/></text:span><text:span text:style-name="T5">}</text:span></text:p>
            <text:p text:style-name="P4"><text:span text:style-name="T5"/></text:p>
            <text:p text:style-name="P4"><text:span text:style-name="T5"><text:s text:c="2"/></text:span><text:span text:style-name="T5">return result;</text:span></text:p>
            <text:p text:style-name="P4"><text:span text:style-name="T5">}</text:span></text:p>
            <text:p text:style-name="P4"><text:span text:style-name="T5"/></text:p>
          </draw:text-box>
        </draw:frame>
        <draw:frame draw:style-name="gr2" draw:text-style-name="P7" draw:layer="layout" svg:width="20cm" svg:height="4cm" svg:x="0cm" svg:y="17cm">
          <draw:text-box>
            <text:p text:style-name="P6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Things Wrong with Exampl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Dependability and Fault Tolerance</text:p>
          </draw:text-box>
        </draw:frame>
        <draw:frame presentation:style-name="pr9" draw:text-style-name="P9" draw:layer="layout" svg:width="27cm" svg:height="15cm" svg:x="0.5cm" svg:y="3cm" presentation:class="subtitle">
          <draw:text-box>
            <text:p text:style-name="P8">If bugs are inevitable,</text:p>
            <text:p text:style-name="P8">how to handle them?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2" draw:layer="layout" svg:width="27cm" svg:height="17cm" svg:x="0.5cm" svg:y="3cm">
          <text:p text:style-name="P10"><text:span text:style-name="T7">Terminology</text:span></text:p>
          <text:list text:style-name="L4">
            <text:list-item>
              <text:p text:style-name="P11"><text:span text:style-name="T8">System</text:span></text:p>
            </text:list-item>
            <text:list-item>
              <text:p text:style-name="P11"><text:span text:style-name="T8">Correct service</text:span></text:p>
            </text:list-item>
            <text:list-item>
              <text:p text:style-name="P11"><text:span text:style-name="T8">Incorrect service</text:span></text:p>
            </text:list-item>
            <text:list-item>
              <text:p text:style-name="P11"><text:span text:style-name="T8">Component</text:span></text:p>
            </text:list-item>
            <text:list-item>
              <text:p text:style-name="P11"><text:span text:style-name="T8">Boundary</text:span></text:p>
            </text:list-item>
            <text:list-item>
              <text:p text:style-name="P11"><text:span text:style-name="T8">Interface</text:span></text:p>
            </text:list-item>
            <text:list-item>
              <text:p text:style-name="P11"><text:span text:style-name="T8">Structure</text:span></text:p>
            </text:list-item>
            <text:list-item>
              <text:p text:style-name="P11"><text:span text:style-name="T8">Behavior</text:span></text:p>
            </text:list-item>
            <text:list-item>
              <text:p text:style-name="P11"><text:span text:style-name="T8">State</text:span></text:p>
            </text:list-item>
            <text:list-item>
              <text:p text:style-name="P11"><text:span text:style-name="T8">Us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5cm" svg:height="15cm" svg:x="11cm" svg:y="4cm">
          <text:p text:style-name="P13"><text:span text:style-name="T9">System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28cm" svg:height="2.5cm" svg:x="0cm" svg:y="0cm" presentation:class="title">
          <draw:text-box>
            <text:p>System Model</text:p>
          </draw:text-box>
        </draw:frame>
        <draw:g>
          <draw:line draw:style-name="gr5" draw:layer="layout" svg:x1="8cm" svg:y1="12.5cm" svg:x2="8cm" svg:y2="10cm">
            <text:p/>
          </draw:line>
          <draw:line draw:style-name="gr5" draw:layer="layout" svg:x1="7cm" svg:y1="11.5cm" svg:x2="8cm" svg:y2="12cm">
            <text:p/>
          </draw:line>
          <draw:line draw:style-name="gr5" draw:layer="layout" svg:x1="8cm" svg:y1="12cm" svg:x2="9cm" svg:y2="11.5cm">
            <text:p/>
          </draw:line>
          <draw:line draw:style-name="gr5" draw:layer="layout" svg:x1="8cm" svg:y1="12.5cm" svg:x2="9cm" svg:y2="14cm">
            <text:p/>
          </draw:line>
          <draw:line draw:style-name="gr5" draw:layer="layout" svg:x1="8cm" svg:y1="12.5cm" svg:x2="7cm" svg:y2="14cm">
            <text:p/>
          </draw:line>
          <draw:custom-shape draw:style-name="gr6" draw:text-style-name="P15" draw:layer="layout" svg:width="2cm" svg:height="2cm" svg:x="7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" draw:text-style-name="P16" draw:layer="layout" svg:x1="14.5cm" svg:y1="9.5cm" svg:x2="22.5cm" svg:y2="9.5cm">
            <text:p/>
          </draw:line>
          <draw:line draw:style-name="gr7" draw:text-style-name="P16" draw:layer="layout" svg:x1="14.5cm" svg:y1="9.5cm" svg:x2="18.5cm" svg:y2="15cm">
            <text:p/>
          </draw:line>
          <draw:line draw:style-name="gr7" draw:text-style-name="P16" draw:layer="layout" svg:x1="18.5cm" svg:y1="15cm" svg:x2="22.5cm" svg:y2="9.5cm">
            <text:p/>
          </draw:line>
          <draw:custom-shape draw:style-name="gr8" draw:text-style-name="P17" draw:layer="layout" svg:width="4cm" svg:height="4cm" svg:x="12.5cm" svg:y="7.5cm">
            <text:p text:style-name="P13"><text:span text:style-name="T9">C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8" draw:layer="layout" svg:width="4cm" svg:height="4cm" svg:x="20.5cm" svg:y="7.5cm">
            <text:p text:style-name="P13"><text:span text:style-name="T9">C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6cm" svg:height="6cm" svg:x="15.5cm" svg:y="12cm">
            <text:p text:style-name="P13"><text:span text:style-name="T9">C3</text:span></text:p>
            <text:p text:style-name="P13"><text:span text:style-name="T9"/></text:p>
            <text:p text:style-name="P13"><text:span text:style-name="T9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1" draw:text-style-name="P20" draw:layer="layout" svg:width="2cm" svg:height="2cm" svg:x="16cm" svg:y="14.501cm">
              <text:p text:style-name="P13"><text:span text:style-name="T10">C3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1" draw:layer="layout" svg:width="2cm" svg:height="2cm" svg:x="19cm" svg:y="14.501cm">
              <text:p text:style-name="P13"><text:span text:style-name="T10">C3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16" draw:layer="layout" svg:x1="18cm" svg:y1="15.501cm" svg:x2="19cm" svg:y2="15.501cm">
              <text:p/>
            </draw:line>
          </draw:g>
        </draw:g>
        <draw:line draw:style-name="gr7" draw:text-style-name="P16" draw:layer="layout" svg:x1="11cm" svg:y1="11.5cm" svg:x2="9cm" svg:y2="11.5cm">
          <text:p/>
        </draw:line>
        <draw:custom-shape draw:style-name="gr14" draw:text-style-name="P22" draw:layer="layout" svg:width="1cm" svg:height="1cm" svg:x="10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5.1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6.2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6.1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20.0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9.8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20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Fault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1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Failure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list text:style-name="L3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Process Leading to Service Failure</text:p>
          </draw:text-box>
        </draw:frame>
        <draw:g>
          <draw:frame draw:style-name="gr15" draw:text-style-name="P25" draw:layer="layout" svg:width="8cm" svg:height="5cm" svg:x="18.5cm" svg:y="9cm">
            <draw:text-box>
              <text:p text:style-name="P24">component failure</text:p>
            </draw:text-box>
          </draw:frame>
          <draw:g>
            <draw:line draw:style-name="gr16" draw:text-style-name="P16" draw:layer="layout" svg:x1="18.5cm" svg:y1="11.5cm" svg:x2="15.5cm" svg:y2="11.5cm">
              <text:p/>
            </draw:line>
            <draw:line draw:style-name="gr17" draw:text-style-name="P16" draw:layer="layout" svg:x1="18.5cm" svg:y1="10cm" svg:x2="18.5cm" svg:y2="13cm">
              <text:p/>
            </draw:line>
          </draw:g>
        </draw:g>
        <draw:g>
          <draw:g>
            <draw:line draw:style-name="gr5" draw:layer="layout" svg:x1="4cm" svg:y1="7.5cm" svg:x2="4cm" svg:y2="5cm">
              <text:p/>
            </draw:line>
            <draw:line draw:style-name="gr5" draw:layer="layout" svg:x1="3cm" svg:y1="6.5cm" svg:x2="4cm" svg:y2="7cm">
              <text:p/>
            </draw:line>
            <draw:line draw:style-name="gr5" draw:layer="layout" svg:x1="4cm" svg:y1="7cm" svg:x2="5cm" svg:y2="6.5cm">
              <text:p/>
            </draw:line>
            <draw:line draw:style-name="gr5" draw:layer="layout" svg:x1="4cm" svg:y1="7.5cm" svg:x2="5cm" svg:y2="9cm">
              <text:p/>
            </draw:line>
            <draw:line draw:style-name="gr5" draw:layer="layout" svg:x1="4cm" svg:y1="7.5cm" svg:x2="3cm" svg:y2="9cm">
              <text:p/>
            </draw:line>
            <draw:custom-shape draw:style-name="gr18" draw:text-style-name="P26" draw:layer="layout" svg:width="2cm" svg:height="2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27" draw:layer="layout" svg:width="6cm" svg:height="3cm" svg:x="1cm" svg:y="17cm">
            <text:p text:style-name="P13"><text:span text:style-name="T12">Fault</text:span></text:p>
            <text:p text:style-name="P13"><text:span text:style-name="T12"/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g>
            <draw:custom-shape draw:style-name="gr19" draw:text-style-name="P28" draw:layer="layout" svg:width="8cm" svg:height="14cm" svg:x="10cm" svg:y="11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9" draw:layer="layout" svg:width="2cm" svg:height="2cm" svg:x="13.001cm" svg:y="10.501cm">
              <text:p text:style-name="P13"><text:span text:style-name="T12">F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6" draw:layer="layout" svg:x1="14cm" svg:y1="14.001cm" svg:x2="14cm" svg:y2="12.501cm">
              <text:p/>
            </draw:line>
            <draw:custom-shape draw:style-name="gr12" draw:text-style-name="P27" draw:layer="layout" svg:width="2cm" svg:height="2cm" svg:x="13.001cm" svg:y="14.001cm">
              <text:p text:style-name="P13"><text:span text:style-name="T12">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6" draw:layer="layout" svg:x1="14cm" svg:y1="17.5cm" svg:x2="14cm" svg:y2="16.001cm">
              <text:p/>
            </draw:line>
            <draw:custom-shape draw:style-name="gr12" draw:text-style-name="P27" draw:layer="layout" svg:width="2cm" svg:height="2cm" svg:x="13cm" svg:y="17.5cm">
              <text:p text:style-name="P13"><text:span text:style-name="T12">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1" draw:text-style-name="P30" draw:layer="layout" svg:width="8cm" svg:height="6cm" svg:x="10cm" svg:y="3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9" draw:layer="layout" svg:width="2cm" svg:height="2cm" svg:x="9cm" svg:y="5.5cm">
              <text:p text:style-name="P13"><text:span text:style-name="T12">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6" draw:layer="layout" svg:x1="13.001cm" svg:y1="6.5cm" svg:x2="11cm" svg:y2="6.5cm">
              <text:p/>
            </draw:line>
            <draw:custom-shape draw:style-name="gr12" draw:text-style-name="P27" draw:layer="layout" svg:width="2cm" svg:height="2cm" svg:x="13.001cm" svg:y="5.502cm">
              <text:p text:style-name="P13"><text:span text:style-name="T12">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2" draw:text-style-name="P16" draw:layer="layout" svg:x1="9cm" svg:y1="6.5cm" svg:x2="5cm" svg:y2="6.5cm">
            <text:p/>
          </draw:line>
          <draw:line draw:style-name="gr20" draw:text-style-name="P16" draw:layer="layout" svg:x1="14cm" svg:y1="10.501cm" svg:x2="14cm" svg:y2="7.502cm">
            <text:p/>
          </draw:line>
          <draw:custom-shape draw:style-name="gr14" draw:text-style-name="P22" draw:layer="layout" svg:width="8cm" svg:height="5.5cm" svg:x="10cm" svg:y="20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6" draw:layer="layout" svg:x1="7cm" svg:y1="18.5cm" svg:x2="13cm" svg:y2="18.5cm">
            <text:p/>
          </draw:line>
        </draw:g>
        <draw:g>
          <draw:frame draw:style-name="gr15" draw:text-style-name="P25" draw:layer="layout" svg:width="8cm" svg:height="5cm" svg:x="18.5cm" svg:y="14cm">
            <draw:text-box>
              <text:p text:style-name="P24">error propagation</text:p>
            </draw:text-box>
          </draw:frame>
          <draw:g>
            <draw:line draw:style-name="gr16" draw:text-style-name="P16" draw:layer="layout" svg:x1="18.5cm" svg:y1="16.5cm" svg:x2="14.5cm" svg:y2="16.5cm">
              <text:p/>
            </draw:line>
            <draw:line draw:style-name="gr17" draw:text-style-name="P16" draw:layer="layout" svg:x1="18.5cm" svg:y1="15cm" svg:x2="18.5cm" svg:y2="18cm">
              <text:p/>
            </draw:line>
          </draw:g>
        </draw:g>
        <draw:g>
          <draw:line draw:style-name="gr23" draw:text-style-name="P16" draw:layer="layout" svg:x1="8.5cm" svg:y1="18cm" svg:x2="8.5cm" svg:y2="15cm">
            <text:p/>
          </draw:line>
          <draw:line draw:style-name="gr17" draw:text-style-name="P16" draw:layer="layout" svg:x1="10cm" svg:y1="15cm" svg:x2="7cm" svg:y2="15cm">
            <text:p/>
          </draw:line>
        </draw:g>
        <draw:frame draw:style-name="gr24" draw:text-style-name="P31" draw:layer="layout" svg:width="7cm" svg:height="2.5cm" svg:x="4cm" svg:y="12.5cm">
          <draw:text-box>
            <text:p text:style-name="P13"><text:span text:style-name="T13">fault activation</text:span></text:p>
          </draw:text-box>
        </draw:frame>
        <draw:g>
          <draw:g>
            <draw:line draw:style-name="gr23" draw:text-style-name="P16" draw:layer="layout" svg:x1="10cm" svg:y1="8cm" svg:x2="10cm" svg:y2="11cm">
              <text:p/>
            </draw:line>
            <draw:line draw:style-name="gr17" draw:text-style-name="P16" draw:layer="layout" svg:x1="11.5cm" svg:y1="11cm" svg:x2="8.5cm" svg:y2="11cm">
              <text:p/>
            </draw:line>
          </draw:g>
          <draw:frame draw:style-name="gr25" draw:text-style-name="P32" draw:layer="layout" svg:width="7cm" svg:height="2.5cm" svg:x="5.5cm" svg:y="11cm">
            <draw:text-box>
              <text:p text:style-name="P13">service failure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Process Leading to Error Handling</text:p>
          </draw:text-box>
        </draw:frame>
        <draw:frame presentation:style-name="pr10" draw:text-style-name="P33" draw:layer="layout" svg:width="27cm" svg:height="15cm" svg:x="0.5cm" svg:y="3cm" presentation:class="subtitle">
          <draw:text-box>
            <text:list text:style-name="L5">
              <text:list-item>
                <text:p text:style-name="P10"><text:span text:style-name="T14">Detection</text:span></text:p>
              </text:list-item>
              <text:list-item>
                <text:p text:style-name="P10"><text:span text:style-name="T14">Signaling</text:span></text:p>
              </text:list-item>
              <text:list-item>
                <text:p text:style-name="P10"><text:span text:style-name="T14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Detec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amples of Error Detection</text:p>
          </draw:text-box>
        </draw:frame>
        <draw:frame presentation:style-name="pr8" draw:text-style-name="P35" draw:layer="layout" svg:width="27cm" svg:height="17.5cm" svg:x="0.5cm" svg:y="3cm" presentation:class="outline" presentation:user-transformed="true">
          <draw:text-box>
            <text:p text:style-name="P34"><text:span text:style-name="T5">public void insert(int i, String c) {</text:span></text:p>
            <text:p text:style-name="P34"><text:span text:style-name="T15"><text:s text:c="2"/></text:span><text:span text:style-name="T15">assertClassInvariants();</text:span></text:p>
            <text:p text:style-name="P34"><text:span text:style-name="T15"/></text:p>
            <text:p text:style-name="P34"><text:span text:style-name="T16"><text:s text:c="2"/></text:span><text:span text:style-name="T16">// assert preconditions</text:span></text:p>
            <text:p text:style-name="P34"><text:span text:style-name="T15"><text:s text:c="2"/></text:span><text:span text:style-name="T15">assertIsValidIndex(i, getNoComponents() + 1);</text:span></text:p>
            <text:p text:style-name="P34"><text:span text:style-name="T15"><text:s text:c="2"/></text:span><text:span text:style-name="T15">assertIsNonNullArgument(c);</text:span></text:p>
            <text:p text:style-name="P34"><text:span text:style-name="T15"/></text:p>
            <text:p text:style-name="P34"><text:span text:style-name="T16"><text:s text:c="2"/></text:span><text:span text:style-name="T16">// prepare assertion of postconditions</text:span></text:p>
            <text:p text:style-name="P34"><text:span text:style-name="T15"><text:s text:c="2"/></text:span><text:span text:style-name="T15">int oldNoComponents = getNoComponents();</text:span></text:p>
            <text:p text:style-name="P34"><text:span text:style-name="T15"/></text:p>
            <text:p text:style-name="P34"><text:span text:style-name="T5"><text:s text:c="2"/></text:span><text:span text:style-name="T5">doInsert(i, c);</text:span></text:p>
            <text:p text:style-name="P34"><text:span text:style-name="T5"/></text:p>
            <text:p text:style-name="P34"><text:span text:style-name="T5"><text:s text:c="2"/></text:span><text:span text:style-name="T5">// assert postconditions</text:span></text:p>
            <text:p text:style-name="P34"><text:span text:style-name="T15"><text:s text:c="2"/></text:span><text:span text:style-name="T15">assert (oldNoComponents + 1) == getNoComponents() : "...";</text:span></text:p>
            <text:p text:style-name="P34"><text:span text:style-name="T15"/></text:p>
            <text:p text:style-name="P34"><text:span text:style-name="T15"><text:s text:c="2"/></text:span><text:span text:style-name="T15">assertClassInvariants();</text:span></text:p>
            <text:p text:style-name="P34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Capture / Represent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amples of Error Representation</text:p>
          </draw:text-box>
        </draw:frame>
        <draw:frame presentation:style-name="pr8" draw:text-style-name="P35" draw:layer="layout" svg:width="27cm" svg:height="5.5cm" svg:x="0.5cm" svg:y="3cm" presentation:class="outline" presentation:user-transformed="true">
          <draw:text-box>
            <text:p text:style-name="P34"><text:span text:style-name="T5">protected void assertIsValidIndex(int i) throws IndexOutOf... {</text:span></text:p>
            <text:p text:style-name="P34"><text:span text:style-name="T5"><text:s text:c="2"/></text:span><text:span text:style-name="T5">if ((i &lt; 0) || (i &gt;= getNoComponents())) {</text:span></text:p>
            <text:p text:style-name="P34"><text:span text:style-name="T5"><text:s text:c="4"/></text:span><text:span text:style-name="T5">throw </text:span><text:span text:style-name="T15">new IndexOutOfBoundsException("invalid index = " + i);</text:span></text:p>
            <text:p text:style-name="P34"><text:span text:style-name="T5"><text:s text:c="2"/></text:span><text:span text:style-name="T5">}</text:span></text:p>
            <text:p text:style-name="P34"><text:span text:style-name="T5">}</text:span></text:p>
            <text:p text:style-name="P34"><text:span text:style-name="T5"/></text:p>
            <text:p text:style-name="P34"><text:span text:style-name="T5"/></text:p>
          </draw:text-box>
        </draw:frame>
        <draw:frame presentation:style-name="pr8" draw:text-style-name="P35" draw:layer="layout" svg:width="27cm" svg:height="12cm" svg:x="0.5cm" svg:y="8.5cm" presentation:class="outline" presentation:user-transformed="true">
          <draw:text-box>
            <text:p text:style-name="P34"><text:span text:style-name="T5">public class RegExpParseException extends ParseException {</text:span></text:p>
            <text:p text:style-name="P34"><text:span text:style-name="T15"><text:s text:c="2"/></text:span><text:span text:style-name="T15">protected String regExp = "";</text:span></text:p>
            <text:p text:style-name="P34"><text:span text:style-name="T5"/></text:p>
            <text:p text:style-name="P34"><text:span text:style-name="T5"><text:s text:c="2"/></text:span><text:span text:style-name="T5">public RegExpParseException(</text:span><text:span text:style-name="T15">String msg, String exp, int offset</text:span><text:span text:style-name="T5">) {</text:span></text:p>
            <text:p text:style-name="P34"><text:span text:style-name="T15"><text:s text:c="4"/></text:span><text:span text:style-name="T15">super(msg, offset);</text:span></text:p>
            <text:p text:style-name="P34"><text:span text:style-name="T15"><text:s text:c="4"/></text:span><text:span text:style-name="T15">regExp = exp;</text:span></text:p>
            <text:p text:style-name="P34"><text:span text:style-name="T5"><text:s text:c="2"/></text:span><text:span text:style-name="T5">}</text:span></text:p>
            <text:p text:style-name="P34"><text:span text:style-name="T5"/></text:p>
            <text:p text:style-name="P34"><text:span text:style-name="T5"><text:s text:c="2"/></text:span><text:span text:style-name="T5">public String </text:span><text:span text:style-name="T15">getRegExp</text:span><text:span text:style-name="T5">() {</text:span></text:p>
            <text:p text:style-name="P34"><text:span text:style-name="T5"><text:s text:c="4"/></text:span><text:span text:style-name="T5">return regExp;</text:span></text:p>
            <text:p text:style-name="P34"><text:span text:style-name="T5"><text:s text:c="2"/></text:span><text:span text:style-name="T5">}</text:span></text:p>
            <text:p text:style-name="P34"><text:span text:style-name="T5"><text:s text:c="2"/></text:span><text:span text:style-name="T5">... </text:span></text:p>
            <text:p text:style-name="P34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Logg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11" draw:layer="layout" svg:width="28cm" svg:height="2.5cm" svg:x="0cm" svg:y="0cm" presentation:class="title">
          <draw:text-box>
            <text:p>Normal vs. Abnormal Program Stat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Methods for Error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ercise for Error Detection and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Using Error Codes</text:p>
          </draw:text-box>
        </draw:frame>
        <draw:frame presentation:style-name="pr12" draw:text-style-name="P36" draw:layer="layout" svg:width="27cm" svg:height="17.5cm" svg:x="0.5cm" svg:y="3cm" presentation:class="outline" presentation:user-transformed="true">
          <draw:text-box>
            <text:p text:style-name="P4"><text:span text:style-name="T17">public class File {</text:span></text:p>
            <text:p text:style-name="P4"><text:span text:style-name="T17"><text:s text:c="2"/></text:span><text:span text:style-name="T17">public static final int ERROR_END_OF_FILE = 1;</text:span></text:p>
            <text:p text:style-name="P4"><text:span text:style-name="T17"><text:s text:c="2"/></text:span><text:span text:style-name="T17">public static final int ERROR_PARITY = 2;</text:span></text:p>
            <text:p text:style-name="P4"><text:span text:style-name="T17"/></text:p>
            <text:p text:style-name="P4"><text:span text:style-name="T17"><text:s text:c="2"/></text:span><text:span text:style-name="T17">public </text:span><text:span text:style-name="T18">int</text:span><text:span text:style-name="T17"> readBytes(</text:span><text:span text:style-name="T18">Buffer buf</text:span><text:span text:style-name="T17">, int no) {</text:span></text:p>
            <text:p text:style-name="P4"><text:span text:style-name="T17"><text:s text:c="4"/></text:span><text:span text:style-name="T17">while (no-- &gt;= 0) {</text:span></text:p>
            <text:p text:style-name="P4"><text:span text:style-name="T17"><text:s text:c="6"/></text:span><text:span text:style-name="T17">int err = readByte(buf);</text:span></text:p>
            <text:p text:style-name="P4"><text:span text:style-name="T17"><text:s text:c="6"/></text:span><text:span text:style-name="T17">if (err != 0) return err;</text:span></text:p>
            <text:p text:style-name="P4"><text:span text:style-name="T17"><text:s text:c="4"/></text:span><text:span text:style-name="T17">}</text:span></text:p>
            <text:p text:style-name="P4"><text:span text:style-name="T17"><text:s text:c="4"/></text:span><text:span text:style-name="T17">return </text:span><text:span text:style-name="T18">0</text:span><text:span text:style-name="T17">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protected </text:span><text:span text:style-name="T18">int</text:span><text:span text:style-name="T17"> readByte(</text:span><text:span text:style-name="T18">Buffer buf</text:span><text:span text:style-name="T17">) {</text:span></text:p>
            <text:p text:style-name="P4"><text:span text:style-name="T17"><text:s text:c="4"/></text:span><text:span text:style-name="T17">if (handle.isEOF()) return </text:span><text:span text:style-name="T18">ERROR_END_OF_FILE</text:span><text:span text:style-name="T17">;</text:span></text:p>
            <text:p text:style-name="P4"><text:span text:style-name="T17"><text:s text:c="4"/></text:span><text:span text:style-name="T17">byte next = handle.getNextByte();</text:span></text:p>
            <text:p text:style-name="P4"><text:span text:style-name="T17"><text:s text:c="4"/></text:span><text:span text:style-name="T17">boolean parity = handle.getParity();</text:span></text:p>
            <text:p text:style-name="P4"><text:span text:style-name="T17"><text:s text:c="4"/></text:span><text:span text:style-name="T17">if (parity != calcParity(next) return </text:span><text:span text:style-name="T18">ERROR_PARITY</text:span><text:span text:style-name="T17">;</text:span></text:p>
            <text:p text:style-name="P4"><text:span text:style-name="T17"><text:s text:c="4"/></text:span><text:span text:style-name="T17">buf.add(next);</text:span></text:p>
            <text:p text:style-name="P4"><text:span text:style-name="T17"><text:s text:c="4"/></text:span><text:span text:style-name="T17">return </text:span><text:span text:style-name="T18">0</text:span><text:span text:style-name="T17">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...</text:span></text:p>
            <text:p text:style-name="P4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Using Exceptions</text:p>
          </draw:text-box>
        </draw:frame>
        <draw:frame presentation:style-name="pr13" draw:text-style-name="P36" draw:layer="layout" svg:width="27cm" svg:height="17.5cm" svg:x="0.5cm" svg:y="3cm" presentation:class="outline" presentation:user-transformed="true">
          <draw:text-box>
            <text:p text:style-name="P4"><text:span text:style-name="T17">public class File {</text:span></text:p>
            <text:p text:style-name="P4"><text:span text:style-name="T17"><text:s text:c="2"/></text:span><text:span text:style-name="T17">public </text:span><text:span text:style-name="T18">byte[]</text:span><text:span text:style-name="T17"> readBytes(int no) throws </text:span><text:span text:style-name="T18">IOException</text:span><text:span text:style-name="T17"> {</text:span></text:p>
            <text:p text:style-name="P4"><text:span text:style-name="T17"><text:s text:c="4"/></text:span><text:span text:style-name="T17">byte[] buffer = new byte[no];</text:span></text:p>
            <text:p text:style-name="P4"><text:span text:style-name="T17"><text:s text:c="4"/></text:span><text:span text:style-name="T17">for(int i = 0; i &lt; no; i++) {</text:span></text:p>
            <text:p text:style-name="P4"><text:span text:style-name="T17"><text:s text:c="6"/></text:span><text:span text:style-name="T17">byte next = readByte();</text:span></text:p>
            <text:p text:style-name="P4"><text:span text:style-name="T17"><text:s text:c="6"/></text:span><text:span text:style-name="T17">buffer[i] = next;</text:span></text:p>
            <text:p text:style-name="P4"><text:span text:style-name="T17"><text:s text:c="4"/></text:span><text:span text:style-name="T17">}</text:span></text:p>
            <text:p text:style-name="P4"><text:span text:style-name="T17"><text:s text:c="4"/></text:span><text:span text:style-name="T17">return buffer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protected </text:span><text:span text:style-name="T18">byte</text:span><text:span text:style-name="T17"> readByte() throws </text:span><text:span text:style-name="T18">IOException</text:span><text:span text:style-name="T17"> {</text:span></text:p>
            <text:p text:style-name="P4"><text:span text:style-name="T17"><text:s text:c="4"/></text:span><text:span text:style-name="T17">if (handle.isEOF()) throw </text:span><text:span text:style-name="T19">new</text:span><text:span text:style-name="T18"> EOFException</text:span><text:span text:style-name="T17">(...);</text:span></text:p>
            <text:p text:style-name="P4"><text:span text:style-name="T17"><text:s text:c="4"/></text:span><text:span text:style-name="T17">byte next = handle.getNextByte();</text:span></text:p>
            <text:p text:style-name="P4"><text:span text:style-name="T17"><text:s text:c="4"/></text:span><text:span text:style-name="T17">boolean parity = handle.getParity();</text:span></text:p>
            <text:p text:style-name="P4"><text:span text:style-name="T17"><text:s text:c="4"/></text:span><text:span text:style-name="T17">if (parity != calcParity(next)) throw new </text:span><text:span text:style-name="T18">IOException</text:span><text:span text:style-name="T17">(...);</text:span></text:p>
            <text:p text:style-name="P4"><text:span text:style-name="T17"><text:s text:c="4"/></text:span><text:span text:style-name="T17">return next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...</text:span></text:p>
            <text:p text:style-name="P4"><text:span text:style-name="T17">}</text:span></text:p>
            <text:p text:style-name="P4"><text:span text:style-name="T17"/></text:p>
            <text:p text:style-name="P4"><text:span text:style-name="T17"/></text:p>
            <text:p text:style-name="P4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Code Conven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Codes vs. Excep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0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6" draw:layer="layout" svg:width="8.599cm" svg:height="1.874cm" draw:transform="rotate (-3.14159265358979) translate (18.3cm 8.415cm)" svg:viewBox="0 0 8600 1875" svg:d="M0 0c2200 2500 6300 2500 8600 0">
            <text:p/>
          </draw:path>
          <draw:custom-shape draw:style-name="gr27" draw:text-style-name="P37" draw:layer="layout" svg:width="4cm" svg:height="4cm" svg:x="6.5cm" svg:y="8cm">
            <text:p text:style-name="P13"><text:span text:style-name="T12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6" draw:layer="layout" svg:width="5.611cm" svg:height="3.824cm" draw:transform="rotate (1.5707963267949) translate (20.9cm 12.8459574900375cm)" svg:viewBox="0 0 5612 3825" svg:d="M1306 0c-5500 5100 8500 5100 3000 0">
            <text:p/>
          </draw:path>
          <draw:custom-shape draw:style-name="gr28" draw:text-style-name="P29" draw:layer="layout" svg:width="4cm" svg:height="4cm" svg:x="17.5cm" svg:y="8cm">
            <text:p text:style-name="P13"><text:span text:style-name="T12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6" draw:layer="layout" svg:width="5.611cm" svg:height="3.824cm" draw:transform="rotate (-1.5707963267949) translate (7.067cm 7.14504250996252cm)" svg:viewBox="0 0 5612 3825" svg:d="M4306 0c5500 5100-8500 5100-3000 0">
            <text:p/>
          </draw:path>
          <draw:frame draw:style-name="gr29" draw:text-style-name="P38" draw:layer="layout" svg:width="11cm" svg:height="2cm" svg:x="8.5cm" svg:y="6.75cm">
            <draw:text-box>
              <text:p>resumption</text:p>
              <text:p/>
            </draw:text-box>
          </draw:frame>
          <draw:frame draw:style-name="gr30" draw:text-style-name="P38" draw:layer="layout" svg:width="4.491cm" svg:height="1.354cm" draw:transform="rotate (1.5707963267949) translate (1.57cm 12.29cm)">
            <draw:text-box>
              <text:p>processing</text:p>
            </draw:text-box>
          </draw:frame>
          <draw:frame draw:style-name="gr31" draw:text-style-name="P38" draw:layer="layout" svg:width="8cm" svg:height="3.5cm" draw:transform="rotate (-1.5707963267949) translate (26.5cm 6cm)">
            <draw:text-box>
              <text:p>error escalation [2]</text:p>
              <text:p/>
              <text:p/>
            </draw:text-box>
          </draw:frame>
          <draw:line draw:style-name="gr26" draw:text-style-name="P16" draw:layer="layout" svg:x1="17.5cm" svg:y1="10cm" svg:x2="10.5cm" svg:y2="10cm">
            <text:p/>
          </draw:line>
          <draw:frame draw:style-name="gr32" draw:text-style-name="P38" draw:layer="layout" svg:width="11cm" svg:height="1.5cm" svg:x="8.5cm" svg:y="10.05cm">
            <draw:text-box>
              <text:p>false alarm</text:p>
            </draw:text-box>
          </draw:frame>
          <draw:path draw:style-name="gr33" draw:text-style-name="P39" draw:layer="layout" svg:width="8.599cm" svg:height="1.874cm" svg:x="9.7cm" svg:y="11.5cm" svg:viewBox="0 0 8600 1875" svg:d="M0 0c2200 2500 6300 2500 8600 0">
            <text:p text:style-name="P13"><text:span text:style-name="T21"/></text:p>
            <text:p text:style-name="P13"><text:span text:style-name="T21"/></text:p>
            <text:p text:style-name="P13"><text:span text:style-name="T21">error signaling</text:span></text:p>
          </draw:path>
        </draw:g>
        <draw:frame draw:style-name="gr2" draw:text-style-name="P7" draw:layer="layout" svg:width="20cm" svg:height="4cm" svg:x="0cm" svg:y="17cm">
          <draw:text-box>
            <text:p text:style-name="P6"><text:span text:style-name="T6">[1]</text:span><text:span text:style-name="T6"><text:tab/></text:span><text:span text:style-name="T6">Adjusted terminology to [A+04]</text:span></text:p>
            <text:p text:style-name="P6"><text:span text:style-name="T6">[2]</text:span><text:span text:style-name="T6"><text:tab/></text:span><text:span text:style-name="T6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Handling</text:p>
          </draw:text-box>
        </draw:frame>
        <draw:frame presentation:style-name="pr14" draw:text-style-name="P41" draw:layer="layout" svg:width="27cm" svg:height="15cm" svg:x="0.5cm" svg:y="3cm" presentation:class="subtitle">
          <draw:text-box>
            <text:list text:style-name="L5">
              <text:list-item>
                <text:p text:style-name="P40">False alarm</text:p>
              </text:list-item>
              <text:list-item>
                <text:p text:style-name="P40">Resumption</text:p>
              </text:list-item>
              <text:list-item>
                <text:p text:style-name="P40">Esca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ercise of Error Hand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Using Exception Handling</text:p>
          </draw:text-box>
        </draw:frame>
        <draw:frame presentation:style-name="pr15" draw:text-style-name="P36" draw:layer="layout" svg:width="27cm" svg:height="17.5cm" svg:x="0.5cm" svg:y="3cm" presentation:class="outline" presentation:user-transformed="true">
          <draw:text-box>
            <text:p text:style-name="P4"><text:span text:style-name="T17">public class Document {</text:span></text:p>
            <text:p text:style-name="P4"><text:span text:style-name="T17"><text:s text:c="2"/></text:span><text:span text:style-name="T17">protected byte[] buffer;</text:span></text:p>
            <text:p text:style-name="P4"><text:span text:style-name="T17"><text:s text:c="2"/></text:span><text:span text:style-name="T17">public void loadFromFile(File file) throws DocumentException {</text:span></text:p>
            <text:p text:style-name="P4"><text:span text:style-name="T17"><text:s text:c="4"/></text:span><text:span text:style-name="T17">...</text:span></text:p>
            <text:p text:style-name="P4"><text:span text:style-name="T17"><text:s text:c="4"/></text:span><text:span text:style-name="T17">int no = file.getLength();</text:span></text:p>
            <text:p text:style-name="P4"><text:span text:style-name="T17"><text:s text:c="4"/></text:span><text:span text:style-name="T17">buffer = new byte[no];</text:span></text:p>
            <text:p text:style-name="P4"><text:span text:style-name="T17"><text:s text:c="4"/></text:span><text:span text:style-name="T17">int tries = 0;</text:span></text:p>
            <text:p text:style-name="P4"><text:span text:style-name="T17"><text:s text:c="4"/></text:span><text:span text:style-name="T17">for(int i = 0; (i &lt; no) &amp;&amp; (tries &lt; 3); i++) {</text:span></text:p>
            <text:p text:style-name="P4"><text:span text:style-name="T18"><text:s text:c="6"/></text:span><text:span text:style-name="T18">try {</text:span></text:p>
            <text:p text:style-name="P4"><text:span text:style-name="T18"><text:s text:c="8"/></text:span><text:span text:style-name="T18">buffer[i] = file.readByte();</text:span></text:p>
            <text:p text:style-name="P4"><text:span text:style-name="T18"><text:s text:c="6"/></text:span><text:span text:style-name="T18">} catch(EOFException eofex) {</text:span></text:p>
            <text:p text:style-name="P4"><text:span text:style-name="T18"><text:s text:c="8"/></text:span><text:span text:style-name="T18">throw new DocumentException(..., eofex); </text:span></text:p>
            <text:p text:style-name="P4"><text:span text:style-name="T18"><text:s text:c="6"/></text:span><text:span text:style-name="T18">} catch(IOException iex) {</text:span></text:p>
            <text:p text:style-name="P4"><text:span text:style-name="T18"><text:s text:c="8"/></text:span><text:span text:style-name="T18">tries++;</text:span></text:p>
            <text:p text:style-name="P4"><text:span text:style-name="T18"><text:s text:c="6"/></text:span><text:span text:style-name="T18">}</text:span></text:p>
            <text:p text:style-name="P4"><text:span text:style-name="T17"><text:s text:c="4"/></text:span><text:span text:style-name="T17">}</text:span></text:p>
            <text:p text:style-name="P4"><text:span text:style-name="T17"><text:s text:c="4"/></text:span><text:span text:style-name="T17">if (tries == 3) {</text:span></text:p>
            <text:p text:style-name="P4"><text:span text:style-name="T19"><text:s text:c="6"/></text:span><text:span text:style-name="T19">throw new DocumentException(...);</text:span></text:p>
            <text:p text:style-name="P4"><text:span text:style-name="T17"><text:s text:c="4"/></text:span><text:span text:style-name="T17">}</text:span></text:p>
            <text:p text:style-name="P4"><text:span text:style-name="T17"><text:s text:c="2"/></text:span><text:span text:style-name="T17">}</text:span></text:p>
            <text:p text:style-name="P4"><text:span text:style-name="T17"><text:s text:c="2"/></text:span><text:span text:style-name="T17">... </text:span></text:p>
            <text:p text:style-name="P4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Escalation (“Organized Panic”)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 presentation:user-transformed="true">
          <draw:text-box>
            <text:p>Steps in Error Escal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Checked vs. Unchecked Exceptions [DR]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0">Use checked exceptions (or error codes) in component 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0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Component Failur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1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footer-name="ftr1" presentation:use-date-time-name="dtd1">
        <draw:frame presentation:style-name="pr6" draw:layer="layout" svg:width="28cm" svg:height="2.5cm" svg:x="0cm" svg:y="0cm" presentation:class="title" presentation:user-transformed="true">
          <draw:text-box>
            <text:p>Failure Handling at Component Boundary</text:p>
          </draw:text-box>
        </draw:frame>
        <draw:custom-shape draw:style-name="gr34" draw:text-style-name="P42" draw:layer="layout" svg:width="26cm" svg:height="8cm" svg:x="1cm" svg:y="11cm">
          <text:p text:style-name="P13"><text:span text:style-name="T22">Ser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26cm" svg:height="8cm" svg:x="1cm" svg:y="3cm">
          <text:p text:style-name="P13"><text:span text:style-name="T22">Client</text:span></text:p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4cm" svg:height="4cm" svg:x="6.5cm" svg:y="5cm">
          <text:p text:style-name="P13"><text:span text:style-name="T12">N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9" draw:layer="layout" svg:width="4cm" svg:height="4cm" svg:x="17.5cm" svg:y="5cm">
          <text:p text:style-name="P13"><text:span text:style-name="T12">A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43" draw:layer="layout" svg:width="0.699cm" svg:height="4.599cm" svg:x="6.571cm" svg:y="8.7cm" svg:viewBox="0 0 700 4600" svg:d="M700 0c0 0-1576 2300 0 4600">
          <text:p/>
        </draw:path>
        <draw:path draw:style-name="gr26" draw:text-style-name="P16" draw:layer="layout" svg:width="0.669cm" svg:height="4.599cm" draw:transform="rotate (-3.14159265358979) translate (10.4696651674163cm 13.3cm)" svg:viewBox="0 0 670 4600" svg:d="M670 0c0 0-1507 2300 0 4600">
          <text:p/>
        </draw:path>
        <draw:path draw:style-name="gr26" draw:text-style-name="P16" draw:layer="layout" svg:width="7.999cm" svg:height="1.066cm" svg:x="10cm" svg:y="16.5cm" svg:viewBox="0 0 8000 1067" svg:d="M0 0c0 0 4000 2400 8000 0">
          <text:p/>
        </draw:path>
        <draw:path draw:style-name="gr26" draw:text-style-name="P16" draw:layer="layout" svg:width="7.999cm" svg:height="1.066cm" draw:transform="rotate (-3.14159265358979) translate (18.05cm 13.567cm)" svg:viewBox="0 0 8000 1067" svg:d="M0 0c0 0 4000 2400 8000 0">
          <text:p/>
        </draw:path>
        <draw:line draw:style-name="gr26" draw:text-style-name="P16" draw:layer="layout" svg:x1="19.5cm" svg:y1="13cm" svg:x2="19.5cm" svg:y2="9cm">
          <text:p/>
        </draw:line>
        <draw:path draw:style-name="gr26" draw:text-style-name="P16" draw:layer="layout" svg:width="5.611cm" svg:height="3.824cm" draw:transform="rotate (1.5707963267949) translate (20.943cm 17.7569574900375cm)" svg:viewBox="0 0 5612 3825" svg:d="M1306 0c-5500 5100 8500 5100 3000 0">
          <text:p/>
        </draw:path>
        <draw:custom-shape draw:style-name="gr37" draw:text-style-name="P29" draw:layer="layout" svg:width="4cm" svg:height="4cm" svg:x="17.5cm" svg:y="13cm">
          <text:p text:style-name="P13"><text:span text:style-name="T12">A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6" draw:layer="layout" svg:width="5.611cm" svg:height="3.824cm" draw:transform="rotate (-1.5707963267949) translate (7.026cm 12.1960425099625cm)" svg:viewBox="0 0 5612 3825" svg:d="M4306 0c5500 5100-8500 5100-3000 0">
          <text:p/>
        </draw:path>
        <draw:custom-shape draw:style-name="gr36" draw:text-style-name="P37" draw:layer="layout" svg:width="4cm" svg:height="4cm" svg:x="6.5cm" svg:y="13cm">
          <text:p text:style-name="P13"><text:span text:style-name="T12">N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38" draw:layer="layout" svg:width="1.668cm" svg:height="1.354cm" svg:x="5.2cm" svg:y="8.158cm">
          <draw:text-box>
            <text:p>call</text:p>
          </draw:text-box>
        </draw:frame>
        <draw:frame draw:style-name="gr39" draw:text-style-name="P38" draw:layer="layout" svg:width="2.616cm" svg:height="1.354cm" svg:x="7.7cm" svg:y="10.958cm">
          <draw:text-box>
            <text:p>return</text:p>
          </draw:text-box>
        </draw:frame>
        <draw:frame draw:style-name="gr30" draw:text-style-name="P38" draw:layer="layout" svg:width="4.491cm" svg:height="1.354cm" draw:transform="rotate (1.5707963267949) translate (3.577cm 17.3cm)">
          <draw:text-box>
            <text:p>processing</text:p>
          </draw:text-box>
        </draw:frame>
        <draw:frame draw:style-name="gr29" draw:text-style-name="P44" draw:layer="layout" svg:width="6cm" svg:height="5.3cm" draw:transform="rotate (-1.5707963267949) translate (26.8cm 12cm)">
          <draw:text-box>
            <text:p><text:span text:style-name="T11">escalation</text:span></text:p>
            <text:p><text:span text:style-name="T11"/></text:p>
            <text:p><text:span text:style-name="T11">unchecked</text:span></text:p>
            <text:p><text:span text:style-name="T11">exceptions</text:span></text:p>
          </draw:text-box>
        </draw:frame>
        <draw:frame draw:style-name="gr29" draw:text-style-name="P38" draw:layer="layout" svg:width="8cm" svg:height="2cm" svg:x="10cm" svg:y="16cm">
          <draw:text-box>
            <text:p>error signal</text:p>
            <text:p/>
          </draw:text-box>
        </draw:frame>
        <draw:frame draw:style-name="gr40" draw:text-style-name="P38" draw:layer="layout" svg:width="4.589cm" svg:height="2.942cm" svg:x="11.9cm" svg:y="11.159cm">
          <draw:text-box>
            <text:p>false alarm</text:p>
            <text:p><text:span text:style-name="T23"/></text:p>
            <text:p>resumption</text:p>
          </draw:text-box>
        </draw:frame>
        <draw:frame draw:style-name="gr41" draw:text-style-name="P46" draw:layer="layout" svg:width="8.5cm" svg:height="2.2cm" svg:x="11cm" svg:y="8.8cm">
          <draw:text-box>
            <text:p text:style-name="P45"><text:span text:style-name="T11">escalation </text:span></text:p>
            <text:p text:style-name="P45"><text:span text:style-name="T11">checked exceptions 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Methods for Failure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ercise for Component Failur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47" draw:layer="layout" svg:width="27cm" svg:height="15.84cm" svg:x="0.5cm" svg:y="4.66cm">
          <draw:image xlink:href="Pictures/100000000000027A00000174473521707013E9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6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to Component Failure Exercise</text:p>
          </draw:text-box>
        </draw:frame>
        <draw:frame presentation:style-name="pr17" draw:text-style-name="P49" draw:layer="layout" svg:width="27cm" svg:height="17.5cm" svg:x="0.5cm" svg:y="3cm" presentation:class="outline" presentation:user-transformed="true">
          <draw:text-box>
            <text:list text:style-name="L3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ervice Failure (User Interface)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Handling Faulty Componen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Final Example of Raising an Exception [S11]</text:p>
          </draw:text-box>
        </draw:frame>
        <draw:frame presentation:style-name="pr8" draw:text-style-name="P5" draw:layer="layout" svg:width="27cm" svg:height="17.5cm" svg:x="0.5cm" svg:y="3cm" presentation:class="outline" presentation:user-transformed="true">
          <draw:text-box>
            <text:p text:style-name="P4"><text:span text:style-name="T5">Exception up = new Exception("Something is wrong.");</text:span></text:p>
            <text:p text:style-name="P4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handling</text:p>
                <text:list>
                  <text:list-item>
                    <text:p>System structure: Class, component, service</text:p>
                  </text:list-item>
                  <text:list-item>
                    <text:p>Terminology: Fault, error, exce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Life-cycle model of processing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1" draw:master-page-name="True_25_20Blue_25_20Presentation" presentation:presentation-page-layout-name="AL1T0" presentation:use-footer-name="ftr1" presentation:use-date-time-name="dtd1">
        <draw:frame presentation:style-name="pr18" draw:layer="layout" svg:width="28cm" svg:height="7.5cm" svg:x="0cm" svg:y="2cm" presentation:class="title">
          <draw:text-box>
            <text:p>Thanks! Questions?</text:p>
          </draw:text-box>
        </draw:frame>
        <draw:frame draw:style-name="gr2" draw:text-style-name="P7" draw:layer="layout" svg:width="20cm" svg:height="4cm" svg:x="0cm" svg:y="17cm">
          <draw:text-box>
            <text:p text:style-name="P6"><text:span text:style-name="T6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 – </text:span><text:span text:style-name="T24"><text:a xlink:href="http://dirkriehle.com/" xlink:type="simple">http://dirkriehle.com</text:a></text:span><text:span text:style-name="T24"> 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9" draw:text-style-name="P48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3" draw:style-name="dp1" draw:master-page-name="Default" presentation:presentation-page-layout-name="AL2T1" presentation:use-footer-name="ftr1" presentation:use-date-time-name="dtd1">
        <draw:frame presentation:style-name="pr11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 text:style-name="P8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OpenSymbol1" svg:font-family="OpenSymbol, 'Arial Unicode M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FreeSans1" svg:font-family="FreeSans" style:font-family-generic="swiss" style:font-pitch="variable"/>
    <style:font-face style:name="Times New Roman3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178cm"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88cm" fo:margin-bottom="0.351cm" fo:text-indent="0cm" style:text-autospace="none"/>
      <style:text-properties style:font-name="Arial2" fo:font-family="Arial" style:font-family-generic="swiss" fo:font-size="14pt" fo:language="en" fo:country="US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left="0cm" fo:margin-right="0cm" fo:margin-top="0.351cm" fo:margin-bottom="0.351cm" fo:text-indent="0cm" style:text-autospace="none"/>
      <style:text-properties style:font-name="Arial2" fo:font-family="Arial" style:font-family-generic="swiss" fo:font-size="11pt" fo:language="en" fo:country="US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left="0cm" fo:margin-right="0cm" fo:margin-top="0cm" fo:margin-bottom="0.351cm" fo:text-indent="0cm" style:text-autospace="none"/>
      <style:text-properties fo:color="#808080" style:font-name="Arial2" fo:font-family="Arial" style:font-family-generic="swiss" fo:font-size="11pt" fo:language="en" fo:country="US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fo:margin-top="0cm" fo:margin-bottom="0.178cm" style:text-autospace="none">
        <style:tab-stops>
          <style:tab-stop style:position="31.754cm" style:type="right"/>
        </style:tab-stops>
      </style:paragraph-properties>
      <style:text-properties fo:language="en" fo:country="US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language="en" fo:country="US"/>
    </style:style>
    <style:style style:name="Index" style:family="graphic">
      <style:paragraph-properties fo:margin-top="0cm" fo:margin-bottom="0.178cm" style:text-autospace="none"/>
      <style:text-properties style:font-name="Times New Roman1" fo:font-family="'Times New Roman'" style:font-family-generic="roman" fo:language="en" fo:country="U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language="en" fo:country="US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style:text-autospace="none"/>
      <style:text-properties style:font-name="Times New Roman1" fo:font-family="'Times New Roman'" style:font-family-generic="roman" fo:font-size="12pt" fo:language="en" fo:country="U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178cm" fo:line-height="100%" style:text-autospace="none"/>
      <style:text-properties fo:font-size="10pt" fo:language="en" fo:country="US" style:font-size-asian="10pt" style:font-size-complex="10pt"/>
    </style:style>
    <style:style style:name="List_20_Contents" style:display-name="List Contents" style:family="graphic">
      <style:paragraph-properties fo:margin-left="1.764cm" fo:margin-right="0cm" fo:margin-top="0cm" fo:margin-bottom="0.178cm" fo:text-indent="0cm" style:text-autospace="none"/>
      <style:text-properties fo:language="en" fo:country="US"/>
    </style:style>
    <style:style style:name="Table_20_Contents" style:display-name="Table Contents" style:family="graphic">
      <style:paragraph-properties fo:margin-top="0cm" fo:margin-bottom="0.178cm" style:text-autospace="none"/>
      <style:text-properties fo:font-size="10pt" fo:language="en" fo:country="US" style:font-size-asian="10pt" style:font-size-complex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3M31S</meta:editing-duration>
    <meta:editing-cycles>275</meta:editing-cycles>
    <meta:generator>LibreOffice/5.1.6.2$Linux_X86_64 LibreOffice_project/10m0$Build-2</meta:generator>
    <meta:initial-creator>Dirk Riehle</meta:initial-creator>
    <dc:date>2018-07-15T12:30:30.052509222</dc:date>
    <meta:printed-by>Dirk Riehle</meta:printed-by>
    <meta:print-date>2013-05-04T19:19:21</meta:print-date>
    <dc:creator>D R</dc:creator>
    <meta:document-statistic meta:object-count="335"/>
    <meta:template xlink:type="simple" xlink:actuate="onRequest" xlink:title="True Blue Presentation" xlink:href="../../../../Templates/True%20Blue%20Presentation.otp" meta:date="2013-04-02T22:52:20"/>
  </office:meta>
</office:document-meta>
</file>